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3" table:default-cell-style-name="Default"/>
        <table:table-row table:style-name="ro1">
          <table:table-cell table:number-columns-repeated="2"/>
          <table:table-cell office:value-type="string" calcext:value-type="string">
            <text:p>Percent</text:p>
          </table:table-cell>
          <table:table-cell table:number-columns-repeated="2"/>
          <table:table-cell office:value-type="string" calcext:value-type="string">
            <text:p>Pool Width</text:p>
          </table:table-cell>
          <table:table-cell/>
          <table:table-cell office:value-type="string" calcext:value-type="string">
            <text:p>GapX</text:p>
          </table:table-cell>
          <table:table-cell/>
          <table:table-cell office:value-type="string" calcext:value-type="string">
            <text:p>Border L/R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Target</text:p>
          </table:table-cell>
        </table:table-row>
        <table:table-row table:style-name="ro1">
          <table:table-cell office:value-type="string" calcext:value-type="string">
            <text:p>Pool Height</text:p>
          </table:table-cell>
          <table:table-cell office:value-type="float" office:value="400" calcext:value-type="float">
            <text:p>400</text:p>
          </table:table-cell>
          <table:table-cell table:formula="of:=[.B2]/[.$B$8]" office:value-type="float" office:value="0.260416666666667" calcext:value-type="float">
            <text:p>0.2604166667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formula="of:=[.F2]*[.G2]+[.H2]*[.I2]+[.J2]*[.K2]" office:value-type="float" office:value="2048" calcext:value-type="float">
            <text:p>2048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ercent</text:p>
          </table:table-cell>
          <table:table-cell table:formula="of:=[.F2]/[.$L$2]" office:value-type="float" office:value="0.146484375" calcext:value-type="float">
            <text:p>0.146484375</text:p>
          </table:table-cell>
          <table:table-cell/>
          <table:table-cell table:formula="of:=[.H2]/[.$L$2]" office:value-type="float" office:value="0.017578125" calcext:value-type="float">
            <text:p>0.017578125</text:p>
          </table:table-cell>
          <table:table-cell/>
          <table:table-cell table:formula="of:=[.J2]/[.$L$2]" office:value-type="float" office:value="0.0166015625" calcext:value-type="float">
            <text:p>0.0166015625</text:p>
          </table:table-cell>
          <table:table-cell/>
          <table:table-cell table:formula="of:=[.L2]/[.$L$2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apY</text:p>
          </table:table-cell>
          <table:table-cell office:value-type="float" office:value="36" calcext:value-type="float">
            <text:p>36</text:p>
          </table:table-cell>
          <table:table-cell table:formula="of:=[.B4]/[.$B$8]" office:value-type="float" office:value="0.0234375" calcext:value-type="float">
            <text:p>0.023437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rder T/B</text:p>
          </table:table-cell>
          <table:table-cell office:value-type="float" office:value="350" calcext:value-type="float">
            <text:p>350</text:p>
          </table:table-cell>
          <table:table-cell table:formula="of:=[.B6]/[.$B$8]" office:value-type="float" office:value="0.227864583333333" calcext:value-type="float">
            <text:p>0.227864583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</text:p>
          </table:table-cell>
          <table:table-cell table:formula="of:=[.B2]*[.B3]+[.B4]*[.B5]+[.B6]*[.B7]" office:value-type="float" office:value="1536" calcext:value-type="float">
            <text:p>1536</text:p>
          </table:table-cell>
          <table:table-cell table:formula="of:=[.B8]/[.$B$8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arget</text:p>
          </table:table-cell>
          <table:table-cell office:value-type="float" office:value="1536" calcext:value-type="float">
            <text:p>1536</text:p>
          </table:table-cell>
          <table:table-cell table:number-columns-repeated="11"/>
        </table:table-row>
        <table:table-row table:style-name="ro1" table:number-rows-repeated="13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5">00/00/0000</text:date>, <text:time style:data-style-name="N2" text:time-value="14:54:54.05345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4T15:57:29.033734000</meta:creation-date>
    <dc:date>2015-06-25T17:08:24.595248000</dc:date>
    <meta:editing-duration>PT1H1M20S</meta:editing-duration>
    <meta:editing-cycles>2</meta:editing-cycles>
    <meta:generator>LibreOffice/4.4.3.2$MacOSX_X86_64 LibreOffice_project/88805f81e9fe61362df02b9941de8e38a9b5fd16</meta:generator>
    <meta:document-statistic meta:table-count="1" meta:cell-count="37" meta:object-count="0"/>
  </office:meta>
</office:document-meta>
</file>